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margin-top="0.146cm" fo:margin-bottom="0.111cm" style:contextual-spacing="false"/>
      <style:text-properties fo:font-size="12pt" style:font-size-asian="12pt" style:font-size-complex="12pt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4" style:family="paragraph">
      <loext:graphic-properties draw:fill="solid" draw:fill-color="#dddddd"/>
    </style:style>
    <style:style style:name="P5" style:family="paragraph" style:parent-style-name="Text_20_body">
      <style:paragraph-properties fo:margin-top="0.146cm" fo:margin-bottom="0.111cm" style:contextual-spacing="false"/>
      <style:text-properties fo:font-size="12pt" style:font-size-asian="12pt" style:font-size-complex="12pt"/>
    </style:style>
    <style:style style:name="P6" style:family="paragraph" style:parent-style-name="Heading_20_3" style:list-style-name="">
      <style:paragraph-properties fo:margin-top="0.146cm" fo:margin-bottom="0.111cm" style:contextual-spacing="false"/>
      <style:text-properties fo:font-size="12pt" style:font-size-asian="12pt" style:font-size-complex="12pt"/>
    </style:style>
    <style:style style:name="P7" style:family="paragraph" style:parent-style-name="Heading_20_3">
      <style:paragraph-properties fo:margin-top="0.146cm" fo:margin-bottom="0.111cm" style:contextual-spacing="false" fo:break-before="page"/>
      <style:text-properties fo:font-size="12pt" style:font-size-asian="12pt" style:font-size-complex="12pt"/>
    </style:style>
    <style:style style:name="P8" style:family="paragraph" style:parent-style-name="Text_20_body" style:list-style-name="">
      <style:paragraph-properties fo:margin-top="0.146cm" fo:margin-bottom="0.111cm" style:contextual-spacing="false"/>
      <style:text-properties fo:font-size="12pt" style:font-size-asian="12pt" style:font-size-complex="12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ize="11pt" style:font-size-asian="10pt" style:font-size-complex="11pt"/>
    </style:style>
    <style:style style:name="gr1" style:family="graphic">
      <style:graphic-properties draw:stroke="dash" draw:stroke-dash="Dash_20__28_Rounded_29_" svg:stroke-color="#000000" svg:stroke-linecap="round" draw:fill="solid" draw:fill-color="#dddddd" fo:min-height="5.371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3</text:p>
      <text:h text:style-name="Heading_20_2" text:outline-level="2">Aim: Threading and Single Thread Control Flow</text:h>
      <text:h text:style-name="P1" text:outline-level="3">3.1: Practice Thread Creation and basic thread lifecycle using standard</text:h>
      <text:h text:style-name="P1" text:outline-level="3">libraries(e.g., pthreads and Java threads)</text:h>
      <text:p text:style-name="P2">import threading</text:p>
      <text:p text:style-name="P2">import time</text:p>
      <text:p text:style-name="P2"/>
      <text:p text:style-name="P2">def task(name, delay):</text:p>
      <text:p text:style-name="P2">    print(f"Task {name} started")</text:p>
      <text:p text:style-name="P2">    time.sleep(delay)</text:p>
      <text:p text:style-name="P2">    print(f"Task {name} finished after {delay} seconds.")</text:p>
      <text:p text:style-name="P2"/>
      <text:p text:style-name="P2">def singleThreaded():</text:p>
      <text:p text:style-name="P2">    startTime = time.time()</text:p>
      <text:p text:style-name="P2">    task("A", 2)</text:p>
      <text:p text:style-name="P2">    task("B", 2)</text:p>
      <text:p text:style-name="P2">    endTime = time.time()</text:p>
      <text:p text:style-name="P2">    print(f"Single-threaded execution time: {endTime - startTime} seconds")</text:p>
      <text:p text:style-name="P2"/>
      <text:p text:style-name="P2">def multiThreaded():</text:p>
      <text:p text:style-name="P2">    startTime = time.time()</text:p>
      <text:p text:style-name="P2"/>
      <text:p text:style-name="P2">    threadA = threading.Thread(target=task, args=("A", 2))</text:p>
      <text:p text:style-name="P2">    threadB = threading.Thread(target=task, args=("B", 2))</text:p>
      <text:p text:style-name="P2"/>
      <text:p text:style-name="P2">    threadA.start()</text:p>
      <text:p text:style-name="P2">    threadB.start()</text:p>
      <text:p text:style-name="P2"/>
      <text:p text:style-name="P2">    threadA.join()</text:p>
      <text:p text:style-name="P2">    threadB.join()</text:p>
      <text:p text:style-name="P2"/>
      <text:p text:style-name="P2">    endTime = time.time()</text:p>
      <text:p text:style-name="P2">    print(f"Multi-threaded execution time: {endTime - startTime} seconds")</text:p>
      <text:p text:style-name="P2"/>
      <text:p text:style-name="P2">if __name__ == "__main__":</text:p>
      <text:p text:style-name="P2">    print("Running single-threaded version")</text:p>
      <text:p text:style-name="P2">    singleThreaded()</text:p>
      <text:p text:style-name="P2"/>
      <text:p text:style-name="P2">    print("\nRunning multi-threaded version")</text:p>
      <text:p text:style-name="P2">    multiThreaded()</text:p>
      <text:p text:style-name="P3"><draw:frame text:anchor-type="paragraph" draw:z-index="0" draw:name="Text Frame 1" draw:style-name="gr1" draw:text-style-name="P4" svg:width="12.277cm" svg:height="5.845cm" svg:x="0.072cm" svg:y="0.242cm"><draw:text-box><text:p><text:span text:style-name="T1">Running single-threaded version</text:span></text:p><text:p><text:span text:style-name="T1">Task A started</text:span></text:p><text:p><text:span text:style-name="T1">Task A finished after 2 seconds.</text:span></text:p><text:p><text:span text:style-name="T1">Task B started</text:span></text:p><text:p><text:span text:style-name="T1">Task B finished after 2 seconds.</text:span></text:p><text:p><text:span text:style-name="T1">Single-threaded execution time: 4.001172304153442 seconds</text:span></text:p><text:p/><text:p><text:span text:style-name="T1">Running multi-threaded version</text:span></text:p><text:p><text:span text:style-name="T1">Task A started</text:span></text:p><text:p><text:span text:style-name="T1">Task B started</text:span></text:p><text:p><text:span text:style-name="T1">Task B finished after 2 seconds.</text:span></text:p><text:p><text:span text:style-name="T1">Task A finished after 2 seconds.</text:span></text:p><text:p><text:span text:style-name="T1">Multi-threaded execution time: 2.0047800540924072 seconds</text:span></text:p></draw:text-box></draw:frame></text:p>
      <text:p text:style-name="P5"/>
      <text:h text:style-name="P6" text:outline-level="3"/>
      <text:h text:style-name="P7" text:outline-level="3">3.2: Observe execution order, thread joining and delays</text:h>
      <text:p text:style-name="P2">import threading</text:p>
      <text:p text:style-name="P2">import time</text:p>
      <text:p text:style-name="P2"/>
      <text:p text:style-name="P2">def task(name, delay):</text:p>
      <text:p text:style-name="P2">    print(f"[{time.strftime('%H:%M:%S')}] Thread {name} starting")</text:p>
      <text:p text:style-name="P2">    print(f"[{time.strftime('%H:%M:%S')}] Thread {name} sleeping for {delay} seconds")</text:p>
      <text:p text:style-name="P2">    time.sleep(delay)</text:p>
      <text:p text:style-name="P2">    print(f"[{time.strftime('%H:%M:%S')}] Thread {name} finished")</text:p>
      <text:p text:style-name="P2"/>
      <text:p text:style-name="P2">def main():</text:p>
      <text:p text:style-name="P2">    print(f"[{time.strftime('%H:%M:%S')}] Main thread: Creating threads")</text:p>
      <text:p text:style-name="P2"/>
      <text:p text:style-name="P2">    threads = [</text:p>
      <text:p text:style-name="P2">        threading.Thread(target=task, args=("A", 3), name="Thread-A"),</text:p>
      <text:p text:style-name="P2">        threading.Thread(target=task, args=("B", 2), name="Thread-B"),</text:p>
      <text:p text:style-name="P2">        threading.Thread(target=task, args=("C", 1), name="Thread-C"),</text:p>
      <text:p text:style-name="P2">    ]</text:p>
      <text:p text:style-name="P2"/>
      <text:p text:style-name="P2">    for t in threads:</text:p>
      <text:p text:style-name="P2">        print(f"[{time.strftime('%H:%M:%S')}] Main thread: Starting {t.name}")</text:p>
      <text:p text:style-name="P2">        t.start()</text:p>
      <text:p text:style-name="P2"/>
      <text:p text:style-name="P2">    for t in threads:</text:p>
      <text:p text:style-name="P2">        print(f"[{time.strftime('%H:%M:%S')}] Main thread: Waiting for {t.name} to finish")</text:p>
      <text:p text:style-name="P2">        t.join()</text:p>
      <text:p text:style-name="P2">        print(f"[{time.strftime('%H:%M:%S')}] Main thread: {t.name} finished")</text:p>
      <text:p text:style-name="P2"/>
      <text:p text:style-name="P2">    print(f"[{time.strftime('%H:%M:%S')}] Main thread: All threads completed")</text:p>
      <text:p text:style-name="P2"/>
      <text:p text:style-name="P2">if __name__ == "__main__":</text:p>
      <text:p text:style-name="P2">    main()</text:p>
      <text:p text:style-name="P2"><draw:frame text:anchor-type="paragraph" draw:z-index="1" draw:name="Text Frame 2" draw:style-name="gr1" draw:text-style-name="P4" svg:width="12.277cm" svg:height="8.928cm" svg:x="0.072cm" svg:y="0.242cm"><draw:text-box><text:p><text:span text:style-name="T1">[10:42:45] Main thread: Creating threads</text:span></text:p><text:p><text:span text:style-name="T1">[10:42:45] Main thread: Starting Thread-A</text:span></text:p><text:p><text:span text:style-name="T1">[10:42:45] Thread A starting</text:span></text:p><text:p><text:span text:style-name="T1">[10:42:45] Main thread: Starting Thread-B</text:span></text:p><text:p><text:span text:style-name="T1">[10:42:45] Thread A sleeping for 3 seconds</text:span></text:p><text:p><text:span text:style-name="T1">[10:42:45] Thread B starting</text:span></text:p><text:p><text:span text:style-name="T1">[10:42:45] Main thread: Starting Thread-C</text:span></text:p><text:p><text:span text:style-name="T1">[10:42:45] Thread B sleeping for 2 seconds</text:span></text:p><text:p><text:span text:style-name="T1">[10:42:45] Thread C starting</text:span></text:p><text:p><text:span text:style-name="T1">[10:42:45] Main thread: Waiting for Thread-A to finish</text:span></text:p><text:p><text:span text:style-name="T1">[10:42:45] Thread C sleeping for 1 seconds</text:span></text:p><text:p><text:span text:style-name="T1">[10:42:46] Thread C finished</text:span></text:p><text:p><text:span text:style-name="T1">[10:42:47] Thread B finished</text:span></text:p><text:p><text:span text:style-name="T1">[10:42:48] Thread A finished</text:span></text:p><text:p><text:span text:style-name="T1">[10:42:48] Main thread: Thread-A finished</text:span></text:p><text:p><text:span text:style-name="T1">[10:42:48] Main thread: Waiting for Thread-B to finish</text:span></text:p><text:p><text:span text:style-name="T1">[10:42:48] Main thread: Thread-B finished</text:span></text:p><text:p><text:span text:style-name="T1">[10:42:48] Main thread: Waiting for Thread-C to finish</text:span></text:p><text:p><text:span text:style-name="T1">[10:42:48] Main thread: Thread-C finished</text:span></text:p><text:p><text:span text:style-name="T1">[10:42:48] Main thread: All threads completed</text:span></text:p></draw:text-box></draw:frame></text:p>
      <text:h text:style-name="P8" text:outline-level="3"/>
      <text:h text:style-name="P7" text:outline-level="3">3.3: Compare Execution time between:</text:h>
      <text:p text:style-name="P9">1) Sequential (single-threaded) execution</text:p>
      <text:p text:style-name="P9">2) Multi-threaded execution</text:p>
      <text:p text:style-name="P2">import threading</text:p>
      <text:p text:style-name="P2">import time</text:p>
      <text:p text:style-name="P2"/>
      <text:p text:style-name="P2">def task(name, delay):</text:p>
      <text:p text:style-name="P2">    print(f"[{time.strftime('%H:%M:%S')}] Task {name} started")</text:p>
      <text:p text:style-name="P2">    time.sleep(delay)</text:p>
      <text:p text:style-name="P2">    print(f"[{time.strftime('%H:%M:%S')}] Task {name} finished")</text:p>
      <text:p text:style-name="P2"/>
      <text:p text:style-name="P2">def sequentialExecution():</text:p>
      <text:p text:style-name="P2">    print("\n=== Sequential Execution ===")</text:p>
      <text:p text:style-name="P2">    startTime = time.time()</text:p>
      <text:p text:style-name="P2"/>
      <text:p text:style-name="P2">    task("A", 3)</text:p>
      <text:p text:style-name="P2">    task("B", 2)</text:p>
      <text:p text:style-name="P2">    task("C", 1)</text:p>
      <text:p text:style-name="P2"/>
      <text:p text:style-name="P2">    endTime = time.time()</text:p>
      <text:p text:style-name="P2">    print(f"Total time (Sequential): {endTime - startTime:.2f} seconds")</text:p>
      <text:p text:style-name="P2"/>
      <text:p text:style-name="P2">def multithreadedExecution():</text:p>
      <text:p text:style-name="P2">    print("\n=== Multithreaded Execution ===")</text:p>
      <text:p text:style-name="P2">    startTime = time.time()</text:p>
      <text:p text:style-name="P2"/>
      <text:p text:style-name="P2">    threads = [</text:p>
      <text:p text:style-name="P2">        threading.Thread(target=task, args=("A", 3)),</text:p>
      <text:p text:style-name="P2">        threading.Thread(target=task, args=("B", 2)),</text:p>
      <text:p text:style-name="P2">        threading.Thread(target=task, args=("C", 1)),</text:p>
      <text:p text:style-name="P2">    ]</text:p>
      <text:p text:style-name="P2"/>
      <text:p text:style-name="P2">    for t in threads:</text:p>
      <text:p text:style-name="P2">        t.start()</text:p>
      <text:p text:style-name="P2">    for t in threads:</text:p>
      <text:p text:style-name="P2">        t.join()</text:p>
      <text:p text:style-name="P2"/>
      <text:p text:style-name="P2">    endTime = time.time()</text:p>
      <text:p text:style-name="P2">    print(f"Total time (Multithreaded): {endTime - startTime:.2f} seconds")</text:p>
      <text:p text:style-name="P2"/>
      <text:p text:style-name="P2"># Run both executions</text:p>
      <text:p text:style-name="P2">sequentialExecution()</text:p>
      <text:p text:style-name="P2">multithreadedExecution()</text:p>
      <text:p text:style-name="P2"><draw:frame text:anchor-type="paragraph" draw:z-index="2" draw:name="Text Frame 3" draw:style-name="gr1" draw:text-style-name="P4" svg:width="12.277cm" svg:height="7.589cm" svg:x="0.019cm" svg:y="0.072cm"><draw:text-box><text:p><text:span text:style-name="T1">=== Sequential Execution ===</text:span></text:p><text:p><text:span text:style-name="T1">[10:44:34] Task A started</text:span></text:p><text:p><text:span text:style-name="T1">[10:44:37] Task A finished</text:span></text:p><text:p><text:span text:style-name="T1">[10:44:37] Task B started</text:span></text:p><text:p><text:span text:style-name="T1">[10:44:39] Task B finished</text:span></text:p><text:p><text:span text:style-name="T1">[10:44:39] Task C started</text:span></text:p><text:p><text:span text:style-name="T1">[10:44:40] Task C finished</text:span></text:p><text:p><text:span text:style-name="T1">Total time (Sequential): 6.00 seconds</text:span></text:p><text:p><text:span text:style-name="T1"/></text:p><text:p><text:span text:style-name="T1">=== Multithreaded Execution ===</text:span></text:p><text:p><text:span text:style-name="T1">[10:44:40] Task A started</text:span></text:p><text:p><text:span text:style-name="T1">[10:44:40] Task B started</text:span></text:p><text:p><text:span text:style-name="T1">[10:44:40] Task C started</text:span></text:p><text:p><text:span text:style-name="T1">[10:44:41] Task C finished</text:span></text:p><text:p><text:span text:style-name="T1">[10:44:42] Task B finished</text:span></text:p><text:p><text:span text:style-name="T1">[10:44:43] Task A finished</text:span></text:p><text:p><text:span text:style-name="T1">Total time (Multithreaded): 3.00 seconds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0T10:33:25.055168200</meta:creation-date>
    <dc:date>2025-09-20T10:46:07.506092200</dc:date>
    <meta:editing-duration>PT1M53S</meta:editing-duration>
    <meta:editing-cycles>1</meta:editing-cycles>
    <meta:document-statistic meta:table-count="0" meta:image-count="0" meta:object-count="0" meta:page-count="3" meta:paragraph-count="90" meta:word-count="296" meta:character-count="3159" meta:non-whitespace-character-count="2649"/>
    <meta:generator>LibreOffice/25.8.1.1$Windows_X86_64 LibreOffice_project/54047653041915e595ad4e45cccea684809c77b5</meta:generator>
  </office:meta>
</office:document-meta>
</file>